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badi Extra Light" svg:font-family="Abadi Extra Light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badi Extra Light" fo:font-size="18pt" style:font-size-asian="18pt" style:font-size-complex="18pt" fo:language="it" fo:country="IT"/>
    </style:style>
    <style:style style:name="P2" style:parent-style-name="Normal" style:family="paragraph">
      <style:text-properties style:font-name="Abadi Extra Light" fo:font-size="18pt" style:font-size-asian="18pt" style:font-size-complex="18pt" fo:language="it" fo:country="IT"/>
    </style:style>
    <style:style style:name="P3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5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" style:parent-style-name="ListParagraph" style:list-style-name="LFO1" style:family="paragraph">
      <style:text-properties style:font-name="Abadi Extra Light" fo:font-size="14pt" style:font-size-asian="14pt" style:font-size-complex="14pt" fo:language="it" fo:country="IT"/>
    </style:style>
    <style:style style:name="P7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8" style:parent-style-name="ListParagraph" style:list-style-name="LFO1" style:family="paragraph">
      <style:text-properties style:font-name="Abadi Extra Light" fo:font-size="14pt" style:font-size-asian="14pt" style:font-size-complex="14pt" fo:language="it" fo:country="IT"/>
    </style:style>
    <style:style style:name="P9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10" style:parent-style-name="ListParagraph" style:list-style-name="LFO1" style:family="paragraph">
      <style:text-properties style:font-name="Abadi Extra Light" fo:font-size="14pt" style:font-size-asian="14pt" style:font-size-complex="14pt" fo:language="it" fo:country="IT"/>
    </style:style>
    <style:style style:name="P11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12" style:parent-style-name="ListParagraph" style:list-style-name="LFO1" style:family="paragraph">
      <style:text-properties style:font-name="Abadi Extra Light" fo:font-size="14pt" style:font-size-asian="14pt" style:font-size-complex="14pt" fo:language="it" fo:country="IT"/>
    </style:style>
    <style:style style:name="P13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14" style:parent-style-name="ListParagraph" style:list-style-name="LFO1" style:family="paragraph">
      <style:text-properties style:font-name="Abadi Extra Light" fo:font-size="14pt" style:font-size-asian="14pt" style:font-size-complex="14pt" fo:language="it" fo:country="IT"/>
    </style:style>
    <style:style style:name="P15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16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17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18" style:parent-style-name="ListParagraph" style:family="paragraph">
      <style:text-properties style:font-name="Abadi Extra Light" fo:font-size="14pt" style:font-size-asian="14pt" style:font-size-complex="14pt" fo:language="it" fo:country="IT"/>
    </style:style>
  </office:automatic-styles>
  <office:body>
    <office:text text:use-soft-page-breaks="true">
      <text:p text:style-name="P1">Ottimizzazione SEO ( On -site e Off-site )<text:s/></text:p>
      <text:p text:style-name="P2"/>
      <text:p text:style-name="P3">Obiettivo<text:s/></text:p>
      <text:p text:style-name="P4">Aumentare l’autorita del sito tramite backlink autorevoli e coerenti con il settore , migliorando le reputazioni SEO off-site .<text:s/></text:p>
      <text:p text:style-name="P5">Strategie di backlink :<text:s/></text:p>
      <text:list text:style-name="LFO1" text:continue-numbering="true">
        <text:list-item>
          <text:p text:style-name="P6">Guest Post su siti di settore<text:s/></text:p>
        </text:list-item>
      </text:list>
      <text:p text:style-name="P7">Scrivere articoli per blog e portali tematici rilevanti , con link inseriti in modo naturale verso contenuti del sito .</text:p>
      <text:list text:style-name="LFO1" text:continue-numbering="true">
        <text:list-item>
          <text:p text:style-name="P8">Digital PR <text:s/>e collaborazioni<text:s/></text:p>
        </text:list-item>
      </text:list>
      <text:p text:style-name="P9">Contattare testate online , magazine di nicchia o influencer per far parlare del brand e ottenere menzioni con link .<text:s/></text:p>
      <text:list text:style-name="LFO1" text:continue-numbering="true">
        <text:list-item>
          <text:p text:style-name="P10">Link da directory locali o settoriali affidabili<text:s/></text:p>
        </text:list-item>
      </text:list>
      <text:p text:style-name="P11">Inserire il sito in elenchi e portali specializzati ( esempio : Clutch , Pagine Gialle online , directory verticali del settore<text:s/>).<text:s/></text:p>
      <text:list text:style-name="LFO1" text:continue-numbering="true">
        <text:list-item>
          <text:p text:style-name="P12">Contenuti condivisibili ( link bait )<text:s/></text:p>
        </text:list-item>
      </text:list>
      <text:p text:style-name="P13">Creare risorse utili ( guide , infografiche , tool gratuiti ) che gli altri siano incentivati a citare spontaneamente .<text:s/></text:p>
      <text:list text:style-name="LFO1" text:continue-numbering="true">
        <text:list-item>
          <text:p text:style-name="P14">Monitoraggio e rimozione di backlink tossici<text:s/></text:p>
        </text:list-item>
      </text:list>
      <text:p text:style-name="P15">Utilizzare strumenti come Google Search Console o Semrush per valutare la qualità dei link a fare disavow se necessario .<text:s/></text:p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badi Extra Light" svg:font-family="Abadi Extra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6-22T16:24:00Z</meta:creation-date>
    <dc:date>2025-06-22T16:46:00Z</dc:date>
    <meta:template xlink:href="Normal" xlink:type="simple"/>
    <meta:editing-cycles>2</meta:editing-cycles>
    <meta:editing-duration>PT0S</meta:editing-duration>
    <meta:document-statistic meta:page-count="1" meta:paragraph-count="2" meta:word-count="152" meta:character-count="1022" meta:row-count="7" meta:non-whitespace-character-count="872"/>
  </office:meta>
</office:document-meta>
</file>